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text:list-style style:name="SectionEnum-ul" style:display-name="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ectionEnum-ol" style:display-name="SectionEnum-ol">
      <text:list-level-style-number style:num-suffix=")" style:num-prefix="(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ubSectionEnum-ul" style:display-name="Sub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ubSectionEnum-ol" style:display-name="SubSection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RomanEnum-ul" style:display-name="Roma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RomanEnum-ol" style:display-name="RomanEnum-ol">
      <text:list-level-style-number style:num-suffix=")" style:num-prefix="(" text:start-value="None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imple-ul" style:display-name="Simple-ul">
      <text:list-level-style-bullet text:bullet-relative-size="75%" text:bullet-char="•" text:level="1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bullet>
    </text:list-style>
    <text:list-style style:name="Simple-ol" style:display-name="Simple-ol">
      <text:list-level-style-number style:num-suffix="" style:num-prefix="" text:start-value="1" text:level="1" style:num-format="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number>
      <text:list-level-style-number style:num-suffix="" style:num-prefix="" text:start-value="1" text:level="2" style:num-format="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number>
      <text:list-level-style-number style:num-suffix="" style:num-prefix="" text:start-value="1" text:level="3" style:num-format="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number>
      <text:list-level-style-number style:num-suffix="" style:num-prefix="" text:start-value="1" text:level="4" style:num-format="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number>
      <text:list-level-style-number style:num-suffix="" style:num-prefix="" text:start-value="1" text:level="5" style:num-format="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number>
      <text:list-level-style-number style:num-suffix="" style:num-prefix="" text:start-value="1" text:level="6" style:num-format="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number>
      <text:list-level-style-number style:num-suffix="" style:num-prefix="" text:start-value="1" text:level="7" style:num-format="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number>
      <text:list-level-style-number style:num-suffix="" style:num-prefix="" text:start-value="1" text:level="8" style:num-format="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number>
      <text:list-level-style-number style:num-suffix="" style:num-prefix="" text:start-value="1" text:level="9" style:num-format="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number>
      <text:list-level-style-number style:num-suffix="" style:num-prefix="" text:start-value="1" text:level="10" style:num-format="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ul" style:display-name="MyList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ol" style:display-name="MyList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ul" style:display-name="Resolutions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ol" style:display-name="Resolutions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72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Default1-ul">
        <text:list-item text:start-value="1">
          <text:p text:style-name="PDefault-ul"><text:span text:style-name="T3">unordered 1 </text:span></text:p>
        </text:list-item>
        <text:list-item>
          <text:p text:style-name="PDefault-ul"><text:span text:style-name="T4">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Page </text:span><text:page-number/></text:p>
      <text:p text:style-name="PageBreak1"/>
      <text:list text:style-name="Default2-ol">
        <text:list-item text:start-value="1">
          <text:p text:style-name="PDefault-ol"><text:span text:style-name="T12">Numbered List 1</text:span></text:p>
        </text:list-item>
        <text:list-item>
          <text:p text:style-name="PDefault-ol"><text:span text:style-name="T13">Numbered List 2</text:span></text:p>
        </text:list-item>
        <text:list-item>
          <text:p text:style-name="PDefault-ol"><text:span text:style-name="T14">Numbered List 3</text:span></text:p>
        </text:list-item>
      </text:list>
      <text:p text:style-name="Normal"><text:a xlink:type="simple" xlink:href="http://www.google.com" office:name="google">Google</text:a></text:p>
      <text:p text:style-name="Sp1"/>
      <text:list text:style-name="Default3-ol">
        <text:list-item text:start-value="1">
          <text:p text:style-name="PDefault-ol"><text:span text:style-name="T15">Another number 1</text:span></text:p>
        </text:list-item>
      </text:list>
      <text:p text:style-name="Normal"><text:span text:style-name="T16">Preformatted &lt;b&gt;text&lt;/b&gt; only.</text:span></text:p>
      <text:p text:style-name="Normal"><text:span text:style-name="T17">Preformatted with </text:span><text:span text:style-name="T18">markup</text:span><text:span text:style-name="T19">.</text:span></text:p>
      <text:p text:style-name="BodPa"><text:span text:style-name="T20">Paragraph with a border and a padding. </text:span><text:line-break/><text:span text:style-name="T21"/><text:span text:style-name="T22">Note:</text:span><text:span text:style-name="T23"> The padding only affects the position of the border, not the paragraph text. </text:span></text:p>
      <text:p text:style-name="Normal"><text:span text:style-name="T24"/><text:span text:style-name="T25">Courier</text:span><text:span text:style-name="T26"> </text:span><text:span text:style-name="T27">Courier 24pt</text:span><text:span text:style-name="T28"> </text:span><text:span text:style-name="T29">just 24pt</text:span><text:span text:style-name="T30"> </text:span><text:span text:style-name="T31">24pt green</text:span><text:span text:style-name="T32"> </text:span></text:p>
      <text:p text:style-name="Normal"><text:span text:style-name="T33">page number: </text:span><text:page-number/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 fo:font-style="italic"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 fo:font-weight="bold"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 style:font-name="Courier"/>
    </style:style>
    <style:style style:family="text" style:name="T26" style:display-name="T26">
      <style:text-properties/>
    </style:style>
    <style:style style:family="text" style:name="T27" style:display-name="T27">
      <style:text-properties style:font-name="Courier" fo:font-size="24.0"/>
    </style:style>
    <style:style style:family="text" style:name="T28" style:display-name="T28">
      <style:text-properties/>
    </style:style>
    <style:style style:family="text" style:name="T29" style:display-name="T29">
      <style:text-properties fo:font-size="24.0"/>
    </style:style>
    <style:style style:family="text" style:name="T30" style:display-name="T30">
      <style:text-properties/>
    </style:style>
    <style:style style:family="text" style:name="T31" style:display-name="T31">
      <style:text-properties fo:color="#008000" fo:font-size="24.0"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